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vien System </text:p>
      <text:p text:style-name="Standard"><text:s/></text:p>
      <text:p text:style-name="Standard">In der frühen Phase der extrasolaren Expansion der Menschheit, im Jahre 2430, wurde Davien von Wendell Dopse kartiert und nach seinem Schwiegervater benannt. Auch wenn es am ehesten als der Ort des ersten Kontakts zwischen Menschen und Banu bekannt ist, war der ungewöhnlichste Aspekt von Daviens Entdeckung doch, was es der breiten Astrophysik-Gemeinschaft bedeutete: Heutige Wissenschaft hatte vorhergesagt, dass es keine weiteren Sprungpunkte im Sol System geben würde. Als Dopse den Punkt nach Davien gefunden hatte, bedeutete es, dass die Lehrbücher umgeschrieben werden mussten. Und es führte zu einigen Fortschritten auf dem Gebiet der Sprungpunkt-ScanningTechnologie. </text:p>
      <text:p text:style-name="Standard"><text:s/></text:p>
      <text:p text:style-name="Standard">Vier Planeten umkreisen im Davien System einen leicht orangen Typ-K Hauptreihenstern, das System verfügt jedoch nicht über exotische Ressourcen oder strategische, militärische Punkte von Interesse. Es schien dazu bestimmt zu sein, zu einem leicht bevölkerten, verschlafenen System zu werden, welches in der Nachbarschaft von höher entwickelten Gebieten des Empires liegt. </text:p>
      <text:p text:style-name="Standard"><text:s/></text:p>
      <text:p text:style-name="Standard">All das änderte sich im Jahre 2438 schlagartig. Vernon Tar, ein unabhängiger Navjumper, der Scans in einem äußeren Sektor durchführte, traf als erster in der menschlichen Geschichte auf ein AlienGefährt. Das besagte Schiff stellte sich als der erste Kontakt der Menschen mit dem Banu-Protektorat heraus. Die UNE etablierten schnell einen militärisch geführten Wachposten, um die Kontrolle über die Situation zu behalten und das erste interstellare Abkommen mit einer Delegation des Protektorats nahm an. Die Ironie für alle beteiligten Parteien war dabei, dass das Schiff, welches ursprünglich von Tar kontaktiert wurde, ein Flüchtling war, der der Zivilisation der Banu entkommen wollte. Nun, da sich ein Ausgangspunkt für den Handel mit den Banu abzeichnete, schnellte das Interesse am System in ungeahnte Höhen. Mit dem Potential für exotische Materialien, Alientechnologie und mehr, wurde das System von der Menschheit geflutet. Außerdem bekam das Terraforming von Davien II Priorität. Innerhalb von wenigen Jahrzehnten hatte sie sich zu einer der am stärksten bevölkerten, menschlichen Welten entwickelt. </text:p>
      <text:p text:style-name="Standard"/>
      <text:p text:style-name="Standard"><text:s/></text:p>
      <text:p text:style-name="Standard"><text:s/></text:p>
      <text:p text:style-name="Standard">Davien I </text:p>
      <text:p text:style-name="Standard">Als großer, ramponierter und grauer Felsen, der äußerlich dem Mond der Erde ähnelt, ist Davien I ein Vorzeigebeispiel für das Konzept einer „Fly-Over“-Welt. Kernlos und ohne viele interessante Mineralien, gibt es kaum einen Grund, einen Fuß auf den Planeten zu setzen. </text:p>
      <text:p text:style-name="Standard"><text:s/></text:p>
      <text:p text:style-name="Standard"><text:s/></text:p>
      <text:p text:style-name="Standard"><text:s/></text:p>
      <text:p text:style-name="Standard">Davien II (Cestulus) <text:s/></text:p>
      <text:p text:style-name="Standard">Davien II, nach der Beendigung des Terraformings in der zweiten Hälfte des 25. Jahrhunderts Cestulus genannt, ist die einzige bewohnbare Welt des Systems. Der Planet hat nur eine dünne Atmosphäre. Deswegen lebt der Großteil der menschlichen Bevölkerung unter Biodomes, die Sauerstoff in die Luft pumpen, um den Menschen beim Atmen zu helfen. Auch wenn sein Titel als das „Tor zum östlichen Empire“ von Corel übernommen wurde, kreuzen unaufhörlich dutzende große Frachtlieferungen das System und der Transport von Gütern macht einen signifikanten Anteil der Wirtschaft des Planeten aus. Deswegen ist der Planet gesprenkelt mit Weltraumhäfen voller Einrichtungen, um Langstrecken-Transport-Crews zu unterhalten. Jata ist Cestulus‘ wichtigste Stadt. Unter einem Gewirr aus Luftproduktionseinrichtungen platziert, ist die Stadt berühmt dafür, Standort der Aegis-Dynamics-Konzernzentrale zu sein. Die Fabrikanlagen produzieren eher Komponenten als ein bestimmtes Schiffsdesign. Exotischere Ressourcen werden importiert und der Bedarf daran ist dauerhaft. Abgesehen von Aegis‘ Fußabdruck in der Stadt, wurde die Stadtkulisse unter Biodomes symbolisch für das Davien System als Ganzes. </text:p>
      <text:p text:style-name="Standard"><text:soft-page-break/><text:s/></text:p>
      <text:p text:style-name="Standard">Aus Gründen, die die Soziologen immer noch nicht ganz verstanden haben, wurde Cestulus zum Brandherd für politischen Aufruhr. Im Jahre 2529 führte die Einführung der vereinheitlichen Währung des Empire, UEC, zu blutigen, zweiwöchigen Ausschreitungen in der Stadt Jata. Nur eine militärische Intervention konnte den Protest schließlich stoppen. 2545 war der Planet dann die Bühne für eine Reihe von Terroranschlägen, bei denen tausende ums Leben kamen, da die Bomben so platziert wurden, um einen der am stärksten bevölkerten Biodomes einstürzen zu lassen. Dieser gewalttätige Akt startete eine Reihe ähnlicher Angriffe überall in den UPE, was zur Umsetzung von Ivar Messers Prime Citizen Plan führte. In den vergangenen Jahren wurde Cestulus schließlich zu einem Podium für jeden, von terranischen Abtrünnigen bis hin zu xenophobischen Gruppen. </text:p>
      <text:p text:style-name="Standard"><text:s/></text:p>
      <text:p text:style-name="Standard"><text:s/></text:p>
      <text:p text:style-name="Standard"><text:s/></text:p>
      <text:p text:style-name="Standard">Davien III </text:p>
      <text:p text:style-name="Standard">Davien III ist ein Smog-Planet mit einer säurebasierten Atmosphäre. Da die vorhandenen Ressourcen das Risiko nicht rechtfertigten, eine geschützte Kolonieanlage einzurichten, ist der Planet bisher unbewohnt. Es halten sich immer noch Gerüchte, dass Davien III als Abladestelle für Leute gilt, die Ärger machen und auf der falschen Seite der organisierten, kriminellen Syndikate stehen. </text:p>
      <text:p text:style-name="Standard"><text:s/></text:p>
      <text:p text:style-name="Standard"><text:s/></text:p>
      <text:p text:style-name="Standard"><text:s text:c="2"/></text:p>
      <text:p text:style-name="Standard">Davien IV </text:p>
      <text:p text:style-name="Standard">Davien IV ist ein wunderschöner, aber unbewohnbarer Eisgigant. Aufgrund seiner Nähe zum Sprungpunkt nach Cathcart und seiner atmosphärischen Stabilität, wurde eine Navy-Station in Davien IVs Orbit eingerichtet. Aufgrund von militärischen Kürzungen im 29. Jahrhundert und gestärkten Xeno-Beziehungen beherbergt die Basis heute das Banu-Freundschaftsmuseum, wo Besucher in einer stark vereinfachten Version der Geschichte Einiges von den Interaktionen der Menschheit mit dem Protektorat lernen können. Wenige Touristen sind interessiert genug, um in die äußeren Bereiche des Systems zu reisen, daher läuft das Museum ständig Gefahr, seine finanzielle Unterstützung zu verlieren. </text:p>
      <text:p text:style-name="Standard"><text:s/></text:p>
      <text:p text:style-name="Standard"><text:s/></text:p>
      <text:p text:style-name="Standard"><text:s/></text:p>
      <text:p text:style-name="Standard"><text:s/></text:p>
      <text:p text:style-name="Standard">Reisewarnung </text:p>
      <text:p text:style-name="Standard"><text:s/></text:p>
      <text:p text:style-name="Standard"><text:s/></text:p>
      <text:p text:style-name="Standard">Reisende sollten gewarnt sein, dass aufgrund der langen Geschichte des Systems voller politischen Aufruhrs, die Kräfte der Advocacy und lokalen Milizeinheiten Elitekräfte sind, die keinen Spaß verstehen. Kontrollpunkte und gut ausgestattete Milizraumschiffe sind hier die Regel und nur die fortgeschrittensten Schmugglerverstecke sind in der Lage, Waren durch Daviens „galaktischen Truckstop“ zu bringen. Schmuggler erfahren hier keine Gnade, nicht einmal die Harmlosen. </text:p>
      <text:p text:style-name="Standard"><tex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6S</meta:editing-duration>
    <meta:editing-cycles>3</meta:editing-cycles>
    <meta:generator>OpenOffice/4.1.6$Win32 OpenOffice.org_project/416m1$Build-9790</meta:generator>
    <dc:date>2020-04-01T23:21:57.26</dc:date>
    <meta:document-statistic meta:table-count="0" meta:image-count="0" meta:object-count="0" meta:page-count="2" meta:paragraph-count="38" meta:word-count="842" meta:character-count="6088"/>
    <dc:creator>Frank K.F  Biedermann</dc:creator>
    <meta:user-defined meta:name="Info 1"/>
    <meta:user-defined meta:name="Info 2"/>
    <meta:user-defined meta:name="Info 3"/>
    <meta:user-defined meta:name="Info 4"/>
  </office:meta>
</office:document-meta>
</file>